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8" table:default-cell-style-name="Default"/>
        <table:table-row table:style-name="ro1"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total=969105408, available=310267904, percent=68.0, used=589684736, free=53071872, active=325644288, inactive=525750272, buffers=13856768, cached=312492032, shared=11382784, slab=42057728</text:p>
          </table:table-cell>
          <table:table-cell table:number-columns-repeated="14"/>
          <table:table-cell office:value-type="float" office:value="71.62890625" calcext:value-type="float">
            <text:p>71.62890625</text:p>
          </table:table-cell>
          <table:table-cell table:formula="of:=(([.O9]-[.Q1])/[.O9]*100)" office:value-type="float" office:value="92.2497231591138" calcext:value-type="float">
            <text:p>92.2497231591138</text:p>
          </table:table-cell>
          <table:table-cell table:formula="of:=100-[.R1]" office:value-type="float" office:value="7.75027684088623" calcext:value-type="float">
            <text:p>7.75027684088623</text:p>
          </table:table-cell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total=969105408, available=307044352, percent=68.3, used=593244160, free=79507456, active=252125184, inactive=572747776, buffers=11554816, cached=284798976, shared=11501568, slab=41156608</text:p>
          </table:table-cell>
          <table:table-cell table:number-columns-repeated="14"/>
          <table:table-cell office:value-type="float" office:value="71.8046875" calcext:value-type="float">
            <text:p>71.8046875</text:p>
          </table:table-cell>
          <table:table-cell table:formula="of:=(([.O9]-[.Q2])/[.O9])*100" office:value-type="float" office:value="92.2307035562431" calcext:value-type="float">
            <text:p>92.2307035562431</text:p>
          </table:table-cell>
          <table:table-cell table:formula="of:=100-[.R2]" office:value-type="float" office:value="7.76929644375693" calcext:value-type="float">
            <text:p>7.76929644375693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total=969105408, available=298024960, percent=69.2, used=600756224, free=49688576, active=305512448, inactive=546103296, buffers=20750336, cached=297910272, shared=11767808, slab=43642880</text:p>
          </table:table-cell>
          <table:table-cell table:number-columns-repeated="14"/>
          <table:table-cell office:value-type="float" office:value="71.8828125" calcext:value-type="float">
            <text:p>71.8828125</text:p>
          </table:table-cell>
          <table:table-cell table:formula="of:=(([.O9]-[.Q3])/[.O9])*100" office:value-type="float" office:value="92.2222503994117" calcext:value-type="float">
            <text:p>92.2222503994117</text:p>
          </table:table-cell>
          <table:table-cell table:formula="of:=100-[.R3]" office:value-type="float" office:value="7.77774960058834" calcext:value-type="float">
            <text:p>7.77774960058834</text:p>
          </table:table-cell>
        </table:table-row>
        <table:table-row table:style-name="ro1">
          <table:table-cell table:style-name="Default" office:value-type="string" calcext:value-type="string">
            <text:p>65%-70%</text:p>
          </table:table-cell>
          <table:table-cell office:value-type="string" calcext:value-type="string">
            <text:p>total=969105408, available=300105728, percent=69.0, used=598757376, free=52965376, active=303865856, inactive=545165312, buffers=19906560, cached=297476096, shared=11726848, slab=43540480)</text:p>
          </table:table-cell>
          <table:table-cell table:number-columns-repeated="14"/>
          <table:table-cell office:value-type="float" office:value="71.9140625" calcext:value-type="float">
            <text:p>71.9140625</text:p>
          </table:table-cell>
          <table:table-cell table:formula="of:=(([.O9]-[.Q4])/[.O9])*100" office:value-type="float" office:value="92.2188691366791" calcext:value-type="float">
            <text:p>92.2188691366791</text:p>
          </table:table-cell>
          <table:table-cell table:formula="of:=100-[.R4]" office:value-type="float" office:value="7.78113086332091" calcext:value-type="float">
            <text:p>7.78113086332091</text:p>
          </table:table-cell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total=969105408, available=309370880, percent=68.1, used=590581760, free=52772864, active=324980736, inactive=525012992, buffers=13463552, cached=312287232, shared=11370496, slab=41877504</text:p>
          </table:table-cell>
          <table:table-cell table:number-columns-repeated="14"/>
          <table:table-cell office:value-type="float" office:value="71.93359375" calcext:value-type="float">
            <text:p>71.93359375</text:p>
          </table:table-cell>
          <table:table-cell table:formula="of:=(([.O9]-[.Q5])/[.O9])*100" office:value-type="float" office:value="92.2167558474713" calcext:value-type="float">
            <text:p>92.2167558474713</text:p>
          </table:table-cell>
          <table:table-cell table:formula="of:=100-[.R5]" office:value-type="float" office:value="7.78324415252875" calcext:value-type="float">
            <text:p>7.78324415252875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total=969105408, available=299618304, percent=69.1, used=599244800, free=52645888, active=303398912, inactive=544763904, buffers=19750912, cached=297463808, shared=11714560, slab=43778048)</text:p>
          </table:table-cell>
          <table:table-cell table:number-columns-repeated="14"/>
          <table:table-cell office:value-type="float" office:value="71.9765625" calcext:value-type="float">
            <text:p>71.9765625</text:p>
          </table:table-cell>
          <table:table-cell table:formula="of:=(([.O9]-[.Q6])/[.O9])*100" office:value-type="float" office:value="92.212106611214" calcext:value-type="float">
            <text:p>92.212106611214</text:p>
          </table:table-cell>
          <table:table-cell table:formula="of:=100-[.R6]" office:value-type="float" office:value="7.78789338878603" calcext:value-type="float">
            <text:p>7.78789338878603</text:p>
          </table:table-cell>
        </table:table-row>
        <table:table-row table:style-name="ro1"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total=969105408, available=297541632, percent=69.3, used=601288704, free=50151424, active=304185344, inactive=545857536, buffers=20135936, cached=297529344, shared=11743232, slab=43515904)</text:p>
          </table:table-cell>
          <table:table-cell table:number-columns-repeated="14"/>
          <table:table-cell office:value-type="float" office:value="72.20703125" calcext:value-type="float">
            <text:p>72.20703125</text:p>
          </table:table-cell>
          <table:table-cell table:formula="of:=(([.O9]-[.Q7])/[.O9])*100" office:value-type="float" office:value="92.1871697985613" calcext:value-type="float">
            <text:p>92.1871697985613</text:p>
          </table:table-cell>
          <table:table-cell table:formula="of:=100-[.R7]" office:value-type="float" office:value="7.81283020143873" calcext:value-type="float">
            <text:p>7.81283020143873</text:p>
          </table:table-cell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total=969105408, available=296538112, percent=69.4, used=602230784, free=48746496, active=304844800, inactive=547815424, buffers=20471808, cached=297656320, shared=11755520, slab=43827200)</text:p>
          </table:table-cell>
          <table:table-cell table:number-columns-repeated="14"/>
          <table:table-cell office:value-type="float" office:value="72.26953125" calcext:value-type="float">
            <text:p>72.26953125</text:p>
          </table:table-cell>
          <table:table-cell table:formula="of:=(([.O9]-[.Q8])/[.O9])*100" office:value-type="float" office:value="92.1804072730961" calcext:value-type="float">
            <text:p>92.1804072730961</text:p>
          </table:table-cell>
          <table:table-cell table:formula="of:=100-[.R8]" office:value-type="float" office:value="7.81959272690386" calcext:value-type="float">
            <text:p>7.81959272690386</text:p>
          </table:table-cell>
        </table:table-row>
        <table:table-row table:style-name="ro1">
          <table:table-cell table:style-name="Default"/>
          <table:table-cell table:number-columns-repeated="13"/>
          <table:table-cell table:formula="of:=969105408/(1024)^2" office:value-type="float" office:value="924.2109375" calcext:value-type="float">
            <text:p>924.2109375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total=969105408, available=311754752, percent=67.8, used=588271616, free=56172544, active=323805184, inactive=522620928, buffers=12873728, cached=311787520, shared=11345920, slab=41529344</text:p>
          </table:table-cell>
          <table:table-cell table:number-columns-repeated="14"/>
          <table:table-cell office:value-type="float" office:value="71.75" calcext:value-type="float">
            <text:p>71.75</text:p>
          </table:table-cell>
          <table:table-cell table:formula="of:=(([.O9]-[.Q12])/[.O9])*100" office:value-type="float" office:value="92.2366207660251" calcext:value-type="float">
            <text:p>92.2366207660251</text:p>
          </table:table-cell>
          <table:table-cell table:formula="of:=100-[.R12]" office:value-type="float" office:value="7.76337923397493" calcext:value-type="float">
            <text:p>7.76337923397493</text:p>
          </table:table-cell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total=969105408, available=312373248, percent=67.8, used=587649024, free=56393728, active=324288512, inactive=522735616, buffers=13135872, cached=311926784, shared=11358208, slab=41676800</text:p>
          </table:table-cell>
          <table:table-cell table:number-columns-repeated="14"/>
          <table:table-cell office:value-type="float" office:value="71.96484375" calcext:value-type="float">
            <text:p>71.96484375</text:p>
          </table:table-cell>
          <table:table-cell table:formula="of:=(([.O9]-[.Q13])/[.O9])*100" office:value-type="float" office:value="92.2133745847387" calcext:value-type="float">
            <text:p>92.2133745847387</text:p>
          </table:table-cell>
          <table:table-cell table:formula="of:=100-[.R13]" office:value-type="float" office:value="7.78662541526133" calcext:value-type="float">
            <text:p>7.78662541526133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total=969105408, available=322990080, percent=66.7, used=577110016, free=68116480, active=321564672, inactive=514695168, buffers=12587008, cached=311291904, shared=11325440, slab=41705472)</text:p>
          </table:table-cell>
          <table:table-cell table:number-columns-repeated="14"/>
          <table:table-cell office:value-type="float" office:value="71.98046875" calcext:value-type="float">
            <text:p>71.98046875</text:p>
          </table:table-cell>
          <table:table-cell table:formula="of:=(([.O9]-[.Q14])/[.O9])*100" office:value-type="float" office:value="92.2116839533724" calcext:value-type="float">
            <text:p>92.2116839533724</text:p>
          </table:table-cell>
          <table:table-cell table:formula="of:=100-[.R14]" office:value-type="float" office:value="7.78831604662761" calcext:value-type="float">
            <text:p>7.78831604662761</text:p>
          </table:table-cell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total=969105408, available=327028736, percent=66.3, used=573288448, free=52379648, active=321024000, inactive=530014208, buffers=22335488, cached=321101824, shared=11210752, slab=41201664)</text:p>
          </table:table-cell>
          <table:table-cell table:number-columns-repeated="14"/>
          <table:table-cell office:value-type="float" office:value="71.99609375" calcext:value-type="float">
            <text:p>71.99609375</text:p>
          </table:table-cell>
          <table:table-cell table:formula="of:=(([.O9]-[.Q15])/[.O9])*100" office:value-type="float" office:value="92.2099933220061" calcext:value-type="float">
            <text:p>92.2099933220061</text:p>
          </table:table-cell>
          <table:table-cell table:formula="of:=100-[.R15]" office:value-type="float" office:value="7.7900066779939" calcext:value-type="float">
            <text:p>7.7900066779939</text:p>
          </table:table-cell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total=969105408, available=328581120, percent=66.1, used=571682816, free=50298880, active=319410176, inactive=534228992, buffers=24260608, cached=322863104, shared=11198464, slab=41627648</text:p>
          </table:table-cell>
          <table:table-cell table:number-columns-repeated="14"/>
          <table:table-cell office:value-type="float" office:value="71.8984375" calcext:value-type="float">
            <text:p>71.8984375</text:p>
          </table:table-cell>
          <table:table-cell table:formula="of:=(([.O9]-[.Q16])/[.O9])*100" office:value-type="float" office:value="92.2205597680454" calcext:value-type="float">
            <text:p>92.2205597680454</text:p>
          </table:table-cell>
          <table:table-cell table:formula="of:=100-[.R16]" office:value-type="float" office:value="7.77944023195462" calcext:value-type="float">
            <text:p>7.77944023195462</text:p>
          </table:table-cell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total=969105408, available=318906368, percent=67.1, used=581455872, free=43393024, active=305078272, inactive=555646976, buffers=27566080, cached=316690432, shared=11165696, slab=41508864)</text:p>
          </table:table-cell>
          <table:table-cell table:number-columns-repeated="14"/>
          <table:table-cell office:value-type="float" office:value="72.19921875" calcext:value-type="float">
            <text:p>72.19921875</text:p>
          </table:table-cell>
          <table:table-cell table:formula="of:=(([.O9]-[.Q17])/[.O9])*100" office:value-type="float" office:value="92.1880151142444" calcext:value-type="float">
            <text:p>92.1880151142444</text:p>
          </table:table-cell>
          <table:table-cell table:formula="of:=100-[.R17]" office:value-type="float" office:value="7.81198488575558" calcext:value-type="float">
            <text:p>7.81198488575558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total=969105408, available=291958784, percent=69.9, used=609140736, free=43192320, active=223424512, inactive=639389696, buffers=26853376, cached=289918976, shared=11145216, slab=40038400)</text:p>
          </table:table-cell>
          <table:table-cell table:number-columns-repeated="14"/>
          <table:table-cell office:value-type="float" office:value="72.26953125" calcext:value-type="float">
            <text:p>72.26953125</text:p>
          </table:table-cell>
          <table:table-cell table:formula="of:=(([.O9]-[.Q18])/[.O9]*100)" office:value-type="float" office:value="92.1804072730961" calcext:value-type="float">
            <text:p>92.1804072730961</text:p>
          </table:table-cell>
          <table:table-cell table:formula="of:=100-[.R18]" office:value-type="float" office:value="7.81959272690386" calcext:value-type="float">
            <text:p>7.81959272690386</text:p>
          </table:table-cell>
        </table:table-row>
        <table:table-row table:style-name="ro1"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total=969105408, available=321961984, percent=66.8, used=578179072, free=54419456, active=330002432, inactive=518266880, buffers=16900096, cached=319606784, shared=11313152, slab=41619456)</text:p>
          </table:table-cell>
          <table:table-cell table:number-columns-repeated="14"/>
          <table:table-cell office:value-type="float" office:value="72.44140625" calcext:value-type="float">
            <text:p>72.44140625</text:p>
          </table:table-cell>
          <table:table-cell table:formula="of:=(([.O9]-[.Q19])/[.O9])*100" office:value-type="float" office:value="92.161810328067" calcext:value-type="float">
            <text:p>92.161810328067</text:p>
          </table:table-cell>
          <table:table-cell table:formula="of:=100-[.R19]" office:value-type="float" office:value="7.83818967193298" calcext:value-type="float">
            <text:p>7.83818967193298</text:p>
          </table:table-cell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total=969105408, available=324251648, percent=66.5, used=575995904, free=51798016, active=337756160, inactive=512790528, buffers=21807104, cached=319504384, shared=11243520, slab=41385984)</text:p>
          </table:table-cell>
          <table:table-cell table:number-columns-repeated="14"/>
          <table:table-cell office:value-type="float" office:value="72.7421875" calcext:value-type="float">
            <text:p>72.7421875</text:p>
          </table:table-cell>
          <table:table-cell table:formula="of:=(([.O9]-[.Q20])/[.O9])*100" office:value-type="float" office:value="92.1292656742661" calcext:value-type="float">
            <text:p>92.1292656742661</text:p>
          </table:table-cell>
          <table:table-cell table:formula="of:=100-[.R20]" office:value-type="float" office:value="7.87073432573393" calcext:value-type="float">
            <text:p>7.87073432573393</text:p>
          </table:table-cell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total=969105408, available=294871040, percent=69.6, used=603705344, free=37904384, active=322306048, inactive=541683712, buffers=19091456, cached=308404224, shared=11816960, slab=43909120</text:p>
          </table:table-cell>
          <table:table-cell table:number-columns-repeated="14"/>
          <table:table-cell office:value-type="float" office:value="71.34375" calcext:value-type="float">
            <text:p>71.34375</text:p>
          </table:table-cell>
          <table:table-cell table:number-columns-repeated="2"/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total=969105408, available=292536320, percent=69.8, used=605995008, free=36220928, active=326545408, inactive=538853376, buffers=19648512, cached=307240960, shared=11870208, slab=44163072</text:p>
          </table:table-cell>
          <table:table-cell table:number-columns-repeated="14"/>
          <table:table-cell office:value-type="float" office:value="71.75" calcext:value-type="float">
            <text:p>71.75</text:p>
          </table:table-cell>
          <table:table-cell table:number-columns-repeated="2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total=969105408, available=293478400, percent=69.7, used=605093888, free=38092800, active=324427776, inactive=538116096, buffers=19312640, cached=306606080, shared=11841536, slab=43892736</text:p>
          </table:table-cell>
          <table:table-cell table:number-columns-repeated="14"/>
          <table:table-cell office:value-type="float" office:value="71.76953125" calcext:value-type="float">
            <text:p>71.76953125</text:p>
          </table:table-cell>
          <table:table-cell table:number-columns-repeated="2"/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total=969105408, available=294891520, percent=69.6, used=603688960, free=39788544, active=323829760, inactive=538877952, buffers=19034112, cached=306593792, shared=11825152, slab=43941888)</text:p>
          </table:table-cell>
          <table:table-cell table:number-columns-repeated="14"/>
          <table:table-cell office:value-type="float" office:value="71.9375" calcext:value-type="float">
            <text:p>71.9375</text:p>
          </table:table-cell>
          <table:table-cell table:number-columns-repeated="2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total=969105408, available=283766784, percent=70.7, used=612110336, free=48283648, active=325672960, inactive=521723904, buffers=15687680, cached=293023744, shared=12013568, slab=49049600</text:p>
          </table:table-cell>
          <table:table-cell table:number-columns-repeated="14"/>
          <table:table-cell office:value-type="float" office:value="71.9609375" calcext:value-type="float">
            <text:p>71.9609375</text:p>
          </table:table-cell>
          <table:table-cell table:number-columns-repeated="2"/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total=969105408, available=284016640, percent=70.7, used=611934208, free=34828288, active=313491456, inactive=547766272, buffers=21245952, cached=301096960, shared=11956224, slab=49029120</text:p>
          </table:table-cell>
          <table:table-cell table:number-columns-repeated="14"/>
          <table:table-cell office:value-type="float" office:value="71.9921875" calcext:value-type="float">
            <text:p>71.9921875</text:p>
          </table:table-cell>
          <table:table-cell table:number-columns-repeated="2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total=969105408, available=287989760, percent=70.3, used=610820096, free=42262528, active=313151488, inactive=546230272, buffers=16998400, cached=299024384, shared=11898880, slab=43532288</text:p>
          </table:table-cell>
          <table:table-cell table:number-columns-repeated="14"/>
          <table:table-cell office:value-type="float" office:value="72.015625" calcext:value-type="float">
            <text:p>72.015625</text:p>
          </table:table-cell>
          <table:table-cell table:number-columns-repeated="2"/>
        </table:table-row>
        <table:table-row table:style-name="ro1"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total=969105408, available=288751616, percent=70.2, used=610144256, free=37728256, active=326139904, inactive=536776704, buffers=19300352, cached=301932544, shared=11886592, slab=43331584)</text:p>
          </table:table-cell>
          <table:table-cell table:number-columns-repeated="14"/>
          <table:table-cell office:value-type="float" office:value="72.3984375" calcext:value-type="float">
            <text:p>72.3984375</text:p>
          </table:table-cell>
          <table:table-cell table:number-columns-repeated="2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total=969105408, available=282636288, percent=70.8, used=613294080, free=47767552, active=324980736, inactive=522149888, buffers=15204352, cached=292839424, shared=12001280, slab=49274880</text:p>
          </table:table-cell>
          <table:table-cell table:number-columns-repeated="14"/>
          <table:table-cell office:value-type="float" office:value="72.5" calcext:value-type="float">
            <text:p>72.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/>
          <table:table-cell table:formula="of:=322306048/(1024)^2" office:value-type="float" office:value="307.375" calcext:value-type="float">
            <text:p>307.375</text:p>
          </table:table-cell>
          <table:table-cell table:number-columns-repeated="16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22" table:default-cell-style-name="Default"/>
        <table:table-row table:style-name="ro1"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total=969105408, available=325533696, percent=66.4, used=576040960, free=36872192, active=287899648, inactive=581496832, buffers=26734592, cached=329457664, shared=10014720, slab=40513536</text:p>
          </table:table-cell>
          <table:table-cell table:number-columns-repeated="14"/>
          <table:table-cell office:value-type="float" office:value="71.87890625" calcext:value-type="float">
            <text:p>71.87890625</text:p>
          </table:table-cell>
          <table:table-cell table:formula="of:=(([.O9]-[.Q1])/[.O9])*100" office:value-type="float" office:value="92.9805755615234" calcext:value-type="float">
            <text:p>92.9805755615234</text:p>
          </table:table-cell>
          <table:table-cell table:formula="of:=100-[.R1]" office:value-type="float" office:value="7.01942443847656" calcext:value-type="float">
            <text:p>7.01942443847656</text:p>
          </table:table-cell>
          <table:table-cell office:value-type="float" office:value="204.703125" calcext:value-type="float">
            <text:p>204.703125</text:p>
          </table:table-cell>
          <table:table-cell table:formula="of:=(([.P9]-[.T1])/[.P9])*100" office:value-type="float" office:value="77.8510384703167" calcext:value-type="float">
            <text:p>77.8510384703167</text:p>
          </table:table-cell>
          <table:table-cell table:formula="of:=100-[.U1]" office:value-type="float" office:value="22.1489615296833" calcext:value-type="float">
            <text:p>22.1489615296833</text:p>
          </table:table-cell>
          <table:table-cell table:formula="of:=[.T1]+[.Q1]" office:value-type="float" office:value="276.58203125" calcext:value-type="float">
            <text:p>276.58203125</text:p>
          </table:table-cell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total=969105408, available=323489792, percent=66.6, used=578121728, free=40853504, active=285642752, inactive=578846720, buffers=26976256, cached=323153920, shared=10043392, slab=40472576</text:p>
          </table:table-cell>
          <table:table-cell table:number-columns-repeated="14"/>
          <table:table-cell office:value-type="float" office:value="71.89453125" calcext:value-type="float">
            <text:p>71.89453125</text:p>
          </table:table-cell>
          <table:table-cell table:formula="of:=(([.O9]-[.Q2])/[.O9])*100" office:value-type="float" office:value="92.9790496826172" calcext:value-type="float">
            <text:p>92.9790496826172</text:p>
          </table:table-cell>
          <table:table-cell table:formula="of:=100-[.R2]" office:value-type="float" office:value="7.02095031738281" calcext:value-type="float">
            <text:p>7.02095031738281</text:p>
          </table:table-cell>
          <table:table-cell office:value-type="float" office:value="204.734375" calcext:value-type="float">
            <text:p>204.734375</text:p>
          </table:table-cell>
          <table:table-cell table:formula="of:=(([.P9]-[.T2])/[.P9]*100)" office:value-type="float" office:value="77.8476572075842" calcext:value-type="float">
            <text:p>77.8476572075842</text:p>
          </table:table-cell>
          <table:table-cell table:formula="of:=100-[.U2]" office:value-type="float" office:value="22.1523427924158" calcext:value-type="float">
            <text:p>22.1523427924158</text:p>
          </table:table-cell>
          <table:table-cell table:formula="of:=[.T2]+[.Q2]" office:value-type="float" office:value="276.62890625" calcext:value-type="float">
            <text:p>276.62890625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total=969105408, available=322846720, percent=66.7, used=578736128, free=39534592, active=288022528, inactive=578740224, buffers=27508736, cached=323325952, shared=10063872, slab=40239104</text:p>
          </table:table-cell>
          <table:table-cell table:number-columns-repeated="14"/>
          <table:table-cell office:value-type="float" office:value="71.88671875" calcext:value-type="float">
            <text:p>71.88671875</text:p>
          </table:table-cell>
          <table:table-cell table:formula="of:=(([.O9]-[.Q3])/[.O9])*100" office:value-type="float" office:value="92.9798126220703" calcext:value-type="float">
            <text:p>92.9798126220703</text:p>
          </table:table-cell>
          <table:table-cell table:formula="of:=100-[.R3]" office:value-type="float" office:value="7.02018737792969" calcext:value-type="float">
            <text:p>7.02018737792969</text:p>
          </table:table-cell>
          <table:table-cell office:value-type="float" office:value="204.74609375" calcext:value-type="float">
            <text:p>204.74609375</text:p>
          </table:table-cell>
          <table:table-cell table:formula="of:=(([.P9]-[.T3])/[.P9])*100" office:value-type="float" office:value="77.8463892340595" calcext:value-type="float">
            <text:p>77.8463892340595</text:p>
          </table:table-cell>
          <table:table-cell table:formula="of:=100-[.U3]" office:value-type="float" office:value="22.1536107659405" calcext:value-type="float">
            <text:p>22.1536107659405</text:p>
          </table:table-cell>
          <table:table-cell table:formula="of:=[.T3]+[.Q3]" office:value-type="float" office:value="276.6328125" calcext:value-type="float">
            <text:p>276.6328125</text:p>
          </table:table-cell>
        </table:table-row>
        <table:table-row table:style-name="ro1">
          <table:table-cell table:style-name="Default" office:value-type="string" calcext:value-type="string">
            <text:p>65%-70%</text:p>
          </table:table-cell>
          <table:table-cell office:value-type="string" calcext:value-type="string">
            <text:p>total=969105408, available=314920960, percent=67.5, used=585506816, free=45408256, active=272629760, inactive=586969088, buffers=25370624, cached=312819712, shared=10743808, slab=41500672</text:p>
          </table:table-cell>
          <table:table-cell table:number-columns-repeated="14"/>
          <table:table-cell office:value-type="float" office:value="71.90234375" calcext:value-type="float">
            <text:p>71.90234375</text:p>
          </table:table-cell>
          <table:table-cell table:formula="of:=(([.O9]-[.Q4])/[.O9])*100" office:value-type="float" office:value="92.9782867431641" calcext:value-type="float">
            <text:p>92.9782867431641</text:p>
          </table:table-cell>
          <table:table-cell table:formula="of:=100-[.R4]" office:value-type="float" office:value="7.02171325683594" calcext:value-type="float">
            <text:p>7.02171325683594</text:p>
          </table:table-cell>
          <table:table-cell office:value-type="float" office:value="204.7421875" calcext:value-type="float">
            <text:p>204.7421875</text:p>
          </table:table-cell>
          <table:table-cell table:formula="of:=(([.P9]-[.T4])/[.P9])*100" office:value-type="float" office:value="77.846811891901" calcext:value-type="float">
            <text:p>77.846811891901</text:p>
          </table:table-cell>
          <table:table-cell table:formula="of:=100-[.U4]" office:value-type="float" office:value="22.153188108099" calcext:value-type="float">
            <text:p>22.153188108099</text:p>
          </table:table-cell>
          <table:table-cell table:formula="of:=[.T4]+[.Q4]" office:value-type="float" office:value="276.64453125" calcext:value-type="float">
            <text:p>276.64453125</text:p>
          </table:table-cell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total=969105408, available=313626624, percent=67.6, used=586752000, free=43413504, active=273784832, inactive=588103680, buffers=25858048, cached=313081856, shared=10776576, slab=41385984</text:p>
          </table:table-cell>
          <table:table-cell table:number-columns-repeated="14"/>
          <table:table-cell office:value-type="float" office:value="71.9765625" calcext:value-type="float">
            <text:p>71.9765625</text:p>
          </table:table-cell>
          <table:table-cell table:formula="of:=(([.O9]-[.Q5])/[.O9])*100" office:value-type="float" office:value="92.9710388183594" calcext:value-type="float">
            <text:p>92.9710388183594</text:p>
          </table:table-cell>
          <table:table-cell table:formula="of:=100-[.R5]" office:value-type="float" office:value="7.02896118164063" calcext:value-type="float">
            <text:p>7.02896118164063</text:p>
          </table:table-cell>
          <table:table-cell office:value-type="float" office:value="204.703125" calcext:value-type="float">
            <text:p>204.703125</text:p>
          </table:table-cell>
          <table:table-cell table:formula="of:=(([.P9]-[.T5])/[.P9])*100" office:value-type="float" office:value="77.8510384703167" calcext:value-type="float">
            <text:p>77.8510384703167</text:p>
          </table:table-cell>
          <table:table-cell table:formula="of:=100-[.U5]" office:value-type="float" office:value="22.1489615296833" calcext:value-type="float">
            <text:p>22.1489615296833</text:p>
          </table:table-cell>
          <table:table-cell table:formula="of:=[.T5]+[.Q5]" office:value-type="float" office:value="276.6796875" calcext:value-type="float">
            <text:p>276.6796875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total=969105408, available=312209408, percent=67.8, used=588046336, free=41504768, active=275828736, inactive=587431936, buffers=25853952, cached=313700352, shared=10936320, slab=41586688)</text:p>
          </table:table-cell>
          <table:table-cell table:number-columns-repeated="14"/>
          <table:table-cell office:value-type="float" office:value="72.1640625" calcext:value-type="float">
            <text:p>72.1640625</text:p>
          </table:table-cell>
          <table:table-cell table:formula="of:=(([.O9]-[.Q6])/[.O9])*100" office:value-type="float" office:value="92.9527282714844" calcext:value-type="float">
            <text:p>92.9527282714844</text:p>
          </table:table-cell>
          <table:table-cell table:formula="of:=100-[.R6]" office:value-type="float" office:value="7.04727172851563" calcext:value-type="float">
            <text:p>7.04727172851563</text:p>
          </table:table-cell>
          <table:table-cell office:value-type="float" office:value="204.703125" calcext:value-type="float">
            <text:p>204.703125</text:p>
          </table:table-cell>
          <table:table-cell table:formula="of:=(([.P9]-[.T6])/[.P9])*100" office:value-type="float" office:value="77.8510384703167" calcext:value-type="float">
            <text:p>77.8510384703167</text:p>
          </table:table-cell>
          <table:table-cell table:formula="of:=100-[.U6]" office:value-type="float" office:value="22.1489615296833" calcext:value-type="float">
            <text:p>22.1489615296833</text:p>
          </table:table-cell>
          <table:table-cell table:formula="of:=[.T6]+[.Q6]" office:value-type="float" office:value="276.8671875" calcext:value-type="float">
            <text:p>276.8671875</text:p>
          </table:table-cell>
        </table:table-row>
        <table:table-row table:style-name="ro1"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total=969105408, available=314777600, percent=67.5, used=585490432, free=46514176, active=270483456, inactive=588648448, buffers=23408640, cached=313692160, shared=10928128, slab=41537536)</text:p>
          </table:table-cell>
          <table:table-cell table:number-columns-repeated="14"/>
          <table:table-cell office:value-type="float" office:value="72.1015625" calcext:value-type="float">
            <text:p>72.1015625</text:p>
          </table:table-cell>
          <table:table-cell table:formula="of:=(([.O9]-[.Q7])/[.O9])*100" office:value-type="float" office:value="92.9588317871094" calcext:value-type="float">
            <text:p>92.9588317871094</text:p>
          </table:table-cell>
          <table:table-cell table:formula="of:=100-[.R7]" office:value-type="float" office:value="7.04116821289063" calcext:value-type="float">
            <text:p>7.04116821289063</text:p>
          </table:table-cell>
          <table:table-cell office:value-type="float" office:value="204.703125" calcext:value-type="float">
            <text:p>204.703125</text:p>
          </table:table-cell>
          <table:table-cell table:formula="of:=(([.P9]-[.T7])/[.P9])*100" office:value-type="float" office:value="77.8510384703167" calcext:value-type="float">
            <text:p>77.8510384703167</text:p>
          </table:table-cell>
          <table:table-cell table:formula="of:=100-[.U7]" office:value-type="float" office:value="22.1489615296833" calcext:value-type="float">
            <text:p>22.1489615296833</text:p>
          </table:table-cell>
          <table:table-cell table:formula="of:=[.T7]+[.Q7]" office:value-type="float" office:value="276.8046875" calcext:value-type="float">
            <text:p>276.8046875</text:p>
          </table:table-cell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total=969105408, available=317743104, percent=67.2, used=582512640, free=50057216, active=274653184, inactive=579174400, buffers=22315008, cached=314220544, shared=10944512, slab=41717760</text:p>
          </table:table-cell>
          <table:table-cell table:number-columns-repeated="14"/>
          <table:table-cell office:value-type="float" office:value="72.3203125" calcext:value-type="float">
            <text:p>72.3203125</text:p>
          </table:table-cell>
          <table:table-cell table:formula="of:=(([.O9]-[.Q8])/[.O9])*100" office:value-type="float" office:value="92.9374694824219" calcext:value-type="float">
            <text:p>92.9374694824219</text:p>
          </table:table-cell>
          <table:table-cell table:formula="of:=100-[.R8]" office:value-type="float" office:value="7.06253051757813" calcext:value-type="float">
            <text:p>7.06253051757813</text:p>
          </table:table-cell>
          <table:table-cell office:value-type="float" office:value="204.703125" calcext:value-type="float">
            <text:p>204.703125</text:p>
          </table:table-cell>
          <table:table-cell table:formula="of:=(([.P9]-[.T8])/[.P9])*100" office:value-type="float" office:value="77.8510384703167" calcext:value-type="float">
            <text:p>77.8510384703167</text:p>
          </table:table-cell>
          <table:table-cell table:formula="of:=100-[.U8]" office:value-type="float" office:value="22.1489615296833" calcext:value-type="float">
            <text:p>22.1489615296833</text:p>
          </table:table-cell>
          <table:table-cell table:formula="of:=[.T8]+[.Q8]" office:value-type="float" office:value="277.0234375" calcext:value-type="float">
            <text:p>277.0234375</text:p>
          </table:table-cell>
        </table:table-row>
        <table:table-row table:style-name="ro1">
          <table:table-cell table:style-name="Default"/>
          <table:table-cell table:number-columns-repeated="13"/>
          <table:table-cell office:value-type="float" office:value="1024" calcext:value-type="float">
            <text:p>1024</text:p>
          </table:table-cell>
          <table:table-cell table:formula="of:=969105408/(1024)^2" office:value-type="float" office:value="924.2109375" calcext:value-type="float">
            <text:p>924.2109375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22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table:style-name="ce3" office:value-type="string" calcext:value-type="string">
            <text:p>total=969105408, available=318984192, percent=67.1, used=581660672, free=51101696, active=292941824, inactive=560656384, buffers=19955712, cached=316387328, shared=10625024, slab=41226240</text:p>
          </table:table-cell>
          <table:table-cell table:number-columns-repeated="14"/>
          <table:table-cell office:value-type="float" office:value="71.8984375" calcext:value-type="float">
            <text:p>71.8984375</text:p>
          </table:table-cell>
          <table:table-cell table:formula="of:=(([.O9]-[.Q12])/[.O9])*100" office:value-type="float" office:value="92.9786682128906" calcext:value-type="float">
            <text:p>92.9786682128906</text:p>
          </table:table-cell>
          <table:table-cell table:formula="of:=100-[.R12]" office:value-type="float" office:value="7.02133178710938" calcext:value-type="float">
            <text:p>7.02133178710938</text:p>
          </table:table-cell>
          <table:table-cell office:value-type="float" office:value="204.45390625" calcext:value-type="float">
            <text:p>204.45390625</text:p>
          </table:table-cell>
          <table:table-cell table:formula="of:=(([.P9]-[.T12])/[.P9])*100" office:value-type="float" office:value="77.878004040609" calcext:value-type="float">
            <text:p>77.878004040609</text:p>
          </table:table-cell>
          <table:table-cell table:formula="of:=100-[.U12]" office:value-type="float" office:value="22.121995959391" calcext:value-type="float">
            <text:p>22.121995959391</text:p>
          </table:table-cell>
          <table:table-cell table:formula="of:=[.T12]+[.Q12]" office:value-type="float" office:value="276.35234375" calcext:value-type="float">
            <text:p>276.35234375</text:p>
          </table:table-cell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total=969105408, available=318316544, percent=67.2, used=582307840, free=50032640, active=295239680, inactive=559931392, buffers=20316160, cached=316448768, shared=10637312, slab=41517056</text:p>
          </table:table-cell>
          <table:table-cell table:number-columns-repeated="14"/>
          <table:table-cell office:value-type="float" office:value="72.00390625" calcext:value-type="float">
            <text:p>72.00390625</text:p>
          </table:table-cell>
          <table:table-cell table:formula="of:=(([.O9]-[.Q20])/[.O9])*100" office:value-type="float" office:value="92.9092407226563" calcext:value-type="float">
            <text:p>92.9092407226563</text:p>
          </table:table-cell>
          <table:table-cell table:formula="of:=100-[.R13]" office:value-type="float" office:value="7.09075927734375" calcext:value-type="float">
            <text:p>7.09075927734375</text:p>
          </table:table-cell>
          <table:table-cell office:value-type="float" office:value="204.7421875" calcext:value-type="float">
            <text:p>204.7421875</text:p>
          </table:table-cell>
          <table:table-cell table:formula="of:=(([.P9]-[.T13])/[.P9])*100" office:value-type="float" office:value="77.846811891901" calcext:value-type="float">
            <text:p>77.846811891901</text:p>
          </table:table-cell>
          <table:table-cell table:formula="of:=100-[.U13]" office:value-type="float" office:value="22.153188108099" calcext:value-type="float">
            <text:p>22.153188108099</text:p>
          </table:table-cell>
          <table:table-cell table:formula="of:=[.T13]+[.Q13]" office:value-type="float" office:value="276.74609375" calcext:value-type="float">
            <text:p>276.74609375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total=969105408, available=316895232, percent=67.3, used=583684096, free=48312320, active=295706624, inactive=561041408, buffers=20578304, cached=316530688, shared=10649600, slab=41406464</text:p>
          </table:table-cell>
          <table:table-cell table:number-columns-repeated="14"/>
          <table:table-cell office:value-type="float" office:value="72.0625" calcext:value-type="float">
            <text:p>72.0625</text:p>
          </table:table-cell>
          <table:table-cell table:formula="of:=(([.O9]-[.Q14])/[.O9])*100" office:value-type="float" office:value="92.962646484375" calcext:value-type="float">
            <text:p>92.962646484375</text:p>
          </table:table-cell>
          <table:table-cell table:formula="of:=100-[.R14]" office:value-type="float" office:value="7.037353515625" calcext:value-type="float">
            <text:p>7.037353515625</text:p>
          </table:table-cell>
          <table:table-cell office:value-type="float" office:value="204.74609375" calcext:value-type="float">
            <text:p>204.74609375</text:p>
          </table:table-cell>
          <table:table-cell table:formula="of:=(([.P9]-[.T14])/[.P9])*100" office:value-type="float" office:value="77.8463892340595" calcext:value-type="float">
            <text:p>77.8463892340595</text:p>
          </table:table-cell>
          <table:table-cell table:formula="of:=100-[.U14]" office:value-type="float" office:value="22.1536107659405" calcext:value-type="float">
            <text:p>22.1536107659405</text:p>
          </table:table-cell>
          <table:table-cell table:formula="of:=[.T14]+[.Q14]" office:value-type="float" office:value="276.80859375" calcext:value-type="float">
            <text:p>276.80859375</text:p>
          </table:table-cell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total=969105408, available=315355136, percent=67.5, used=585138176, free=44875776, active=296960000, inactive=564232192, buffers=21184512, cached=317906944, shared=10694656, slab=41496576</text:p>
          </table:table-cell>
          <table:table-cell table:number-columns-repeated="14"/>
          <table:table-cell office:value-type="float" office:value="72.06640625" calcext:value-type="float">
            <text:p>72.06640625</text:p>
          </table:table-cell>
          <table:table-cell table:formula="of:=(([.O9]-[.Q15])/[.O9])*100" office:value-type="float" office:value="92.9622650146484" calcext:value-type="float">
            <text:p>92.9622650146484</text:p>
          </table:table-cell>
          <table:table-cell table:formula="of:=100-[.R15]" office:value-type="float" office:value="7.03773498535156" calcext:value-type="float">
            <text:p>7.03773498535156</text:p>
          </table:table-cell>
          <table:table-cell office:value-type="float" office:value="204.7109375" calcext:value-type="float">
            <text:p>204.7109375</text:p>
          </table:table-cell>
          <table:table-cell table:formula="of:=(([.P9]-[.T15])/[.P9])*100" office:value-type="float" office:value="77.8501931546336" calcext:value-type="float">
            <text:p>77.8501931546336</text:p>
          </table:table-cell>
          <table:table-cell table:formula="of:=100-[.U15]" office:value-type="float" office:value="22.1498068453664" calcext:value-type="float">
            <text:p>22.1498068453664</text:p>
          </table:table-cell>
          <table:table-cell table:formula="of:=[.T15]+[.Q15]" office:value-type="float" office:value="276.77734375" calcext:value-type="float">
            <text:p>276.77734375</text:p>
          </table:table-cell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total=969105408, available=319774720, percent=67.0, used=580706304, free=49037312, active=297250816, inactive=558448640, buffers=21422080, cached=317939712, shared=10719232, slab=41455616</text:p>
          </table:table-cell>
          <table:table-cell table:number-columns-repeated="14"/>
          <table:table-cell office:value-type="float" office:value="72.23828125" calcext:value-type="float">
            <text:p>72.23828125</text:p>
          </table:table-cell>
          <table:table-cell table:formula="of:=(([.O9]-[.Q16])/[.O9])*100" office:value-type="float" office:value="92.9454803466797" calcext:value-type="float">
            <text:p>92.9454803466797</text:p>
          </table:table-cell>
          <table:table-cell table:formula="of:=100-[.R16]" office:value-type="float" office:value="7.05451965332031" calcext:value-type="float">
            <text:p>7.05451965332031</text:p>
          </table:table-cell>
          <table:table-cell office:value-type="float" office:value="204.75390625" calcext:value-type="float">
            <text:p>204.75390625</text:p>
          </table:table-cell>
          <table:table-cell table:formula="of:=(([.P9]-[.T16])/[.P9])*100" office:value-type="float" office:value="77.8455439183763" calcext:value-type="float">
            <text:p>77.8455439183763</text:p>
          </table:table-cell>
          <table:table-cell table:formula="of:=100-[.U16]" office:value-type="float" office:value="22.1544560816237" calcext:value-type="float">
            <text:p>22.1544560816237</text:p>
          </table:table-cell>
          <table:table-cell table:formula="of:=[.T16]+[.Q16]" office:value-type="float" office:value="276.9921875" calcext:value-type="float">
            <text:p>276.9921875</text:p>
          </table:table-cell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total=969105408, available=319774720, percent=67.0, used=580706304, free=49037312, active=297250816, inactive=558448640, buffers=21422080, cached=317939712, shared=10719232, slab=41455616)</text:p>
          </table:table-cell>
          <table:table-cell table:number-columns-repeated="14"/>
          <table:table-cell office:value-type="float" office:value="72.28125" calcext:value-type="float">
            <text:p>72.28125</text:p>
          </table:table-cell>
          <table:table-cell table:formula="of:=(([.O9]-[.Q17])/[.O9])*100" office:value-type="float" office:value="92.9412841796875" calcext:value-type="float">
            <text:p>92.9412841796875</text:p>
          </table:table-cell>
          <table:table-cell table:formula="of:=100-[.R17]" office:value-type="float" office:value="7.0587158203125" calcext:value-type="float">
            <text:p>7.0587158203125</text:p>
          </table:table-cell>
          <table:table-cell office:value-type="float" office:value="204.95703125" calcext:value-type="float">
            <text:p>204.95703125</text:p>
          </table:table-cell>
          <table:table-cell table:formula="of:=(([.P9]-[.T17])/[.P9])*100" office:value-type="float" office:value="77.8235657106146" calcext:value-type="float">
            <text:p>77.8235657106146</text:p>
          </table:table-cell>
          <table:table-cell table:formula="of:=100-[.U17]" office:value-type="float" office:value="22.1764342893854" calcext:value-type="float">
            <text:p>22.1764342893854</text:p>
          </table:table-cell>
          <table:table-cell table:formula="of:=[.T17]+[.Q17]" office:value-type="float" office:value="277.23828125" calcext:value-type="float">
            <text:p>277.23828125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total=969105408, available=316866560, percent=67.3, used=583581696, free=45150208, active=298319872, inactive=560410624, buffers=22007808, cached=318365696, shared=10752000, slab=41652224</text:p>
          </table:table-cell>
          <table:table-cell table:number-columns-repeated="14"/>
          <table:table-cell office:value-type="float" office:value="72.21484375" calcext:value-type="float">
            <text:p>72.21484375</text:p>
          </table:table-cell>
          <table:table-cell table:formula="of:=(([.O9]-[.Q18])/[.O9])*100" office:value-type="float" office:value="92.9477691650391" calcext:value-type="float">
            <text:p>92.9477691650391</text:p>
          </table:table-cell>
          <table:table-cell table:formula="of:=100-[.R18]" office:value-type="float" office:value="7.05223083496094" calcext:value-type="float">
            <text:p>7.05223083496094</text:p>
          </table:table-cell>
          <table:table-cell office:value-type="float" office:value="204.76171875" calcext:value-type="float">
            <text:p>204.76171875</text:p>
          </table:table-cell>
          <table:table-cell table:formula="of:=(([.P9]-[.T18])/[.P9])*100" office:value-type="float" office:value="77.8446986026932" calcext:value-type="float">
            <text:p>77.8446986026932</text:p>
          </table:table-cell>
          <table:table-cell table:formula="of:=100-[.U18]" office:value-type="float" office:value="22.1553013973068" calcext:value-type="float">
            <text:p>22.1553013973068</text:p>
          </table:table-cell>
          <table:table-cell table:formula="of:=[.T18]+[.Q18]" office:value-type="float" office:value="276.9765625" calcext:value-type="float">
            <text:p>276.9765625</text:p>
          </table:table-cell>
        </table:table-row>
        <table:table-row table:style-name="ro1"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total=969105408, available=316878848, percent=67.3, used=583577600, free=44183552, active=298893312, inactive=562098176, buffers=22212608, cached=319131648, shared=10772480, slab=41639936</text:p>
          </table:table-cell>
          <table:table-cell table:number-columns-repeated="14"/>
          <table:table-cell office:value-type="float" office:value="72.2734375" calcext:value-type="float">
            <text:p>72.2734375</text:p>
          </table:table-cell>
          <table:table-cell table:formula="of:=(([.O9]-[.Q19])/[.O9])*100" office:value-type="float" office:value="92.9420471191406" calcext:value-type="float">
            <text:p>92.9420471191406</text:p>
          </table:table-cell>
          <table:table-cell table:formula="of:=100-[.R19]" office:value-type="float" office:value="7.05795288085938" calcext:value-type="float">
            <text:p>7.05795288085938</text:p>
          </table:table-cell>
          <table:table-cell office:value-type="float" office:value="205.2109375" calcext:value-type="float">
            <text:p>205.2109375</text:p>
          </table:table-cell>
          <table:table-cell table:formula="of:=(([.P9]-[.T19])/[.P9])*100" office:value-type="float" office:value="77.7960929509125" calcext:value-type="float">
            <text:p>77.7960929509125</text:p>
          </table:table-cell>
          <table:table-cell table:formula="of:=100-[.U19]" office:value-type="float" office:value="22.2039070490875" calcext:value-type="float">
            <text:p>22.2039070490875</text:p>
          </table:table-cell>
          <table:table-cell table:formula="of:=[.T19]+[.Q19]" office:value-type="float" office:value="277.484375" calcext:value-type="float">
            <text:p>277.484375</text:p>
          </table:table-cell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total=969105408, available=289206272, percent=70.2, used=613875712, free=27983872, active=198844416, inactive=682065920, buffers=25669632, cached=301576192, shared=10231808, slab=36904960</text:p>
          </table:table-cell>
          <table:table-cell table:number-columns-repeated="14"/>
          <table:table-cell office:value-type="float" office:value="72.609375" calcext:value-type="float">
            <text:p>72.609375</text:p>
          </table:table-cell>
          <table:table-cell table:formula="of:=(([.O9]-[.Q20])/[.O9])*100" office:value-type="float" office:value="92.9092407226563" calcext:value-type="float">
            <text:p>92.9092407226563</text:p>
          </table:table-cell>
          <table:table-cell table:formula="of:=100-[.R20]" office:value-type="float" office:value="7.09075927734375" calcext:value-type="float">
            <text:p>7.09075927734375</text:p>
          </table:table-cell>
          <table:table-cell office:value-type="float" office:value="204.953125" calcext:value-type="float">
            <text:p>204.953125</text:p>
          </table:table-cell>
          <table:table-cell table:formula="of:=(([.P9]-[.T20])/[.P9])*100" office:value-type="float" office:value="77.8239883684562" calcext:value-type="float">
            <text:p>77.8239883684562</text:p>
          </table:table-cell>
          <table:table-cell table:formula="of:=100-[.U20]" office:value-type="float" office:value="22.1760116315438" calcext:value-type="float">
            <text:p>22.1760116315438</text:p>
          </table:table-cell>
          <table:table-cell table:formula="of:=[.T20]+[.Q20]" office:value-type="float" office:value="277.5625" calcext:value-type="float">
            <text:p>277.5625</text:p>
          </table:table-cell>
        </table:table-row>
        <table:table-row table:style-name="ro1" table:number-rows-repeated="2">
          <table:table-cell table:style-name="Default"/>
          <table:table-cell table:number-columns-repeated="22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total=969105408, available=296468480, percent=69.4, used=600784896, free=27598848, active=288997376, inactive=589824000, buffers=27426816, cached=313294848, shared=10268672, slab=40431616</text:p>
          </table:table-cell>
          <table:table-cell table:number-columns-repeated="14"/>
          <table:table-cell office:value-type="float" office:value="71.40625" calcext:value-type="float">
            <text:p>71.40625</text:p>
          </table:table-cell>
          <table:table-cell table:number-columns-repeated="2"/>
          <table:table-cell office:value-type="float" office:value="204.89453125" calcext:value-type="float">
            <text:p>204.89453125</text:p>
          </table:table-cell>
          <table:table-cell table:number-columns-repeated="3"/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total=969105408, available=307023872, percent=68.3, used=594317312, free=36511744, active=299712512, inactive=568795136, buffers=27844608, cached=310431744, shared=10309632, slab=40501248</text:p>
          </table:table-cell>
          <table:table-cell table:number-columns-repeated="14"/>
          <table:table-cell office:value-type="float" office:value="71.6796875" calcext:value-type="float">
            <text:p>71.6796875</text:p>
          </table:table-cell>
          <table:table-cell table:number-columns-repeated="2"/>
          <table:table-cell office:value-type="float" office:value="204.8984375" calcext:value-type="float">
            <text:p>204.8984375</text:p>
          </table:table-cell>
          <table:table-cell table:number-columns-repeated="3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table:style-name="ce3" office:value-type="string" calcext:value-type="string">
            <text:p>total=969105408, available=308289536, percent=68.2, used=593072128, free=40210432, active=309465088, inactive=555782144, buffers=28180480, cached=307642368, shared=10293248, slab=40595456</text:p>
          </table:table-cell>
          <table:table-cell table:number-columns-repeated="14"/>
          <table:table-cell office:value-type="float" office:value="71.6015625" calcext:value-type="float">
            <text:p>71.6015625</text:p>
          </table:table-cell>
          <table:table-cell table:number-columns-repeated="2"/>
          <table:table-cell office:value-type="float" office:value="204.921875" calcext:value-type="float">
            <text:p>204.921875</text:p>
          </table:table-cell>
          <table:table-cell table:number-columns-repeated="3"/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total=969105408, available=306589696, percent=68.4, used=594743296, free=38158336, active=310083584, inactive=556957696, buffers=28442624, cached=307761152, shared=10309632, slab=40259584)</text:p>
          </table:table-cell>
          <table:table-cell table:number-columns-repeated="14"/>
          <table:table-cell office:value-type="float" office:value="71.9296875" calcext:value-type="float">
            <text:p>71.9296875</text:p>
          </table:table-cell>
          <table:table-cell table:number-columns-repeated="2"/>
          <table:table-cell office:value-type="float" office:value="204.9296875" calcext:value-type="float">
            <text:p>204.9296875</text:p>
          </table:table-cell>
          <table:table-cell table:number-columns-repeated="3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total=969105408, available=305045504, percent=68.5, used=596238336, free=36352000, active=310534144, inactive=558628864, buffers=28622848, cached=307892224, shared=10342400, slab=40689664)</text:p>
          </table:table-cell>
          <table:table-cell table:number-columns-repeated="14"/>
          <table:table-cell office:value-type="float" office:value="72.328125" calcext:value-type="float">
            <text:p>72.328125</text:p>
          </table:table-cell>
          <table:table-cell table:number-columns-repeated="2"/>
          <table:table-cell office:value-type="float" office:value="205.46875" calcext:value-type="float">
            <text:p>205.46875</text:p>
          </table:table-cell>
          <table:table-cell table:number-columns-repeated="3"/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total=969105408, available=305569792, percent=68.5, used=595656704, free=36470784, active=310984704, inactive=559542272, buffers=28925952, cached=308051968, shared=10354688, slab=40529920</text:p>
          </table:table-cell>
          <table:table-cell table:number-columns-repeated="14"/>
          <table:table-cell office:value-type="float" office:value="72.05078125" calcext:value-type="float">
            <text:p>72.05078125</text:p>
          </table:table-cell>
          <table:table-cell table:number-columns-repeated="2"/>
          <table:table-cell office:value-type="float" office:value="204.95703125" calcext:value-type="float">
            <text:p>204.95703125</text:p>
          </table:table-cell>
          <table:table-cell table:number-columns-repeated="3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total=969105408, available=303849472, percent=68.6, used=597413888, free=34488320, active=311336960, inactive=560787456, buffers=29220864, cached=307982336, shared=10366976, slab=40357888</text:p>
          </table:table-cell>
          <table:table-cell table:number-columns-repeated="14"/>
          <table:table-cell office:value-type="float" office:value="71.87890625" calcext:value-type="float">
            <text:p>71.87890625</text:p>
          </table:table-cell>
          <table:table-cell table:number-columns-repeated="2"/>
          <table:table-cell office:value-type="float" office:value="204.95703125" calcext:value-type="float">
            <text:p>204.95703125</text:p>
          </table:table-cell>
          <table:table-cell table:number-columns-repeated="3"/>
        </table:table-row>
        <table:table-row table:style-name="ro1"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total=969105408, available=309940224, percent=68.0, used=591273984, free=41586688, active=311984128, inactive=553320448, buffers=29401088, cached=306843648, shared=10383360, slab=40636416)</text:p>
          </table:table-cell>
          <table:table-cell table:number-columns-repeated="14"/>
          <table:table-cell office:value-type="float" office:value="71.9765625" calcext:value-type="float">
            <text:p>71.9765625</text:p>
          </table:table-cell>
          <table:table-cell table:number-columns-repeated="2"/>
          <table:table-cell office:value-type="float" office:value="205.078125" calcext:value-type="float">
            <text:p>205.078125</text:p>
          </table:table-cell>
          <table:table-cell table:number-columns-repeated="3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total=969105408, available=310530048, percent=68.0, used=590794752, free=42549248, active=312205312, inactive=551460864, buffers=29605888, cached=306155520, shared=10395648, slab=40275968</text:p>
          </table:table-cell>
          <table:table-cell table:number-columns-repeated="14"/>
          <table:table-cell office:value-type="float" office:value="72.078125" calcext:value-type="float">
            <text:p>72.078125</text:p>
          </table:table-cell>
          <table:table-cell table:number-columns-repeated="2"/>
          <table:table-cell office:value-type="float" office:value="205.01953125" calcext:value-type="float">
            <text:p>205.019531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14:42:37.13153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6T20:40:04.367400131</meta:creation-date>
    <meta:editing-duration>PT4H59M4S</meta:editing-duration>
    <meta:editing-cycles>31</meta:editing-cycles>
    <meta:generator>LibreOffice/6.1.5.2$Linux_ARM_EABI LibreOffice_project/10$Build-2</meta:generator>
    <dc:date>2021-11-07T16:06:12.164638060</dc:date>
    <meta:document-statistic meta:table-count="2" meta:cell-count="305" meta:object-count="0"/>
  </office:meta>
</office:document-meta>
</file>